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ackgroundPoster.pollEv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ackgroundPoster.post( Objec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ackgroundPost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BackgroundPoster.TestBackgroundPoster( EventBus event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ackgroundPost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